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55,276,157,552.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53,324,800,958.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51,389,318,290.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50,065,946,086.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48,133,414,840.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46,909,335,550.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44,035,991,893.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39,927,125,961.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38,443,907,042.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35,399,582,928.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29,118,916,105.6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24,827,355,014.6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22,022,709,851.6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21,497,336,498.9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21,159,827,992.1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20,082,918,739.6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19,152,238,806.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17,649,751,243.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17,260,364,842.5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17,391,056,369.2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17,247,179,005.5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15,751,867,489.4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13,690,217,333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2:11:46.548137376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5:22:51.772293806</dc:date>
    <meta:editing-duration>PT4H14M48S</meta:editing-duration>
    <meta:editing-cycles>93</meta:editing-cycles>
    <meta:generator>LibreOffice/7.2.6.2$Linux_X86_64 LibreOffice_project/20$Build-2</meta:generator>
    <meta:document-statistic meta:table-count="1" meta:cell-count="48" meta:object-count="0"/>
  </office:meta>
</office:document-meta>
</file>